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PEÑA AGUAYO, MARI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TPP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PEÑA AGUAYO, MARI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6495488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SALDAÑA PANDURO, FRANK MANUEL</text:p>
          </table:table-cell>
          <table:covered-table-cell/>
          <table:covered-table-cell/>
          <table:table-cell table:style-name="Tabla1.E3" table:number-columns-spanned="2" office:value-type="string">
            <text:p text:style-name="P9">DNI:47634559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3/09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Smith Neyr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3/09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42</text:p>
          </table:table-cell>
          <table:table-cell table:style-name="Tableau1.A2" office:value-type="string">
            <text:p text:style-name="P14">13</text:p>
          </table:table-cell>
          <table:table-cell table:style-name="Tableau1.D2" office:value-type="string">
            <text:p text:style-name="P13">546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546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ISAMISA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3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936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9-02T22:16:34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